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4" style:family="table-cell" style:parent-style-name="Default"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4" style:family="table-cell" style:parent-style-name="Default">
      <style:text-properties fo:color="#2a6099"/>
    </style:style>
    <style:style style:name="ce25" style:family="table-cell" style:parent-style-name="Default">
      <style:text-properties fo:color="#ff8000"/>
    </style:style>
    <style:style style:name="ce46" style:family="table-cell" style:parent-style-name="Default">
      <style:text-properties fo:color="#800080"/>
    </style:style>
    <style:style style:name="ce50" style:family="table-cell" style:parent-style-name="Default">
      <style:text-properties fo:color="#ff00ff"/>
    </style:style>
    <style:style style:name="ce51" style:family="table-cell" style:parent-style-name="Default">
      <style:text-properties fo:color="#008080"/>
    </style:style>
    <style:style style:name="ce48" style:family="table-cell" style:parent-style-name="Default">
      <style:text-properties fo:color="#ff0000"/>
    </style:style>
    <style:style style:name="ce35" style:family="table-cell" style:parent-style-name="Default">
      <style:text-properties fo:color="#81d41a"/>
    </style:style>
    <style:style style:name="ce26" style:family="table-cell" style:parent-style-name="Default">
      <style:text-properties fo:color="#0000ff"/>
    </style:style>
    <style:style style:name="ce32" style:family="table-cell" style:parent-style-name="Default">
      <style:text-properties fo:color="#008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/>
        <table:table-row table:style-name="ro1">
          <table:table-cell table:style-name="ce1" office:value-type="string" calcext:value-type="string">
            <text:p>Konami 054157 (no known pinout from schematics)</text:p>
          </table:table-cell>
          <table:table-cell table:style-name="ce3"/>
          <table:table-cell table:number-columns-repeated="1022"/>
          <table:table-cell table:style-name="Default" table:number-columns-repeated="15360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style-name="Default"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33"/>
          <table:table-cell table:number-columns-repeated="1019"/>
          <table:table-cell table:style-name="Default" table:number-columns-repeated="153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54" table:number-columns-repeated="153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5" table:number-columns-repeated="1536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54" table:number-columns-repeated="1536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5" table:number-columns-repeated="1536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54" table:number-columns-repeated="1536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54" table:number-columns-repeated="1536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46" table:number-columns-repeated="1536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54" table:number-columns-repeated="1536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46" table:number-columns-repeated="1536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25" table:number-columns-repeated="1020"/>
          <table:table-cell table:style-name="ce54" table:number-columns-repeated="1536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25" table:number-columns-repeated="1020"/>
          <table:table-cell table:style-name="ce50" table:number-columns-repeated="1536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25" table:number-columns-repeated="1020"/>
          <table:table-cell table:style-name="ce51" table:number-columns-repeated="1536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25" table:number-columns-repeated="1020"/>
          <table:table-cell table:style-name="ce54" table:number-columns-repeated="1536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25" table:number-columns-repeated="1020"/>
          <table:table-cell table:style-name="ce54" table:number-columns-repeated="1536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25" table:number-columns-repeated="1020"/>
          <table:table-cell table:style-name="ce54" table:number-columns-repeated="1536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46" table:number-columns-repeated="1020"/>
          <table:table-cell table:style-name="ce54" table:number-columns-repeated="1536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BIDIR</text:p>
          </table:table-cell>
          <table:table-cell/>
          <table:table-cell table:style-name="ce46"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46" table:number-columns-repeated="1536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54" table:number-columns-repeated="1536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51" table:number-columns-repeated="1536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50" table:number-columns-repeated="1536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54" table:number-columns-repeated="1536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24" table:number-columns-repeated="1536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/>
          <table:table-cell office:value-type="string" calcext:value-type="string">
            <text:p>IN</text:p>
          </table:table-cell>
          <table:table-cell/>
          <table:table-cell table:style-name="ce50" table:number-columns-repeated="1020"/>
          <table:table-cell table:style-name="ce54" table:number-columns-repeated="1536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/>
          <table:table-cell office:value-type="string" calcext:value-type="string">
            <text:p>IN</text:p>
          </table:table-cell>
          <table:table-cell/>
          <table:table-cell table:style-name="ce51" table:number-columns-repeated="1020"/>
          <table:table-cell table:style-name="ce54" table:number-columns-repeated="1536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24" table:number-columns-repeated="1536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24" table:number-columns-repeated="1536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24" table:number-columns-repeated="1536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Default"/>
          <table:table-cell office:value-type="string" calcext:value-type="string">
            <text:p>IN</text:p>
          </table:table-cell>
          <table:table-cell/>
          <table:table-cell table:style-name="ce51" table:number-columns-repeated="1020"/>
          <table:table-cell table:style-name="ce54" table:number-columns-repeated="1536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24" table:number-columns-repeated="1536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24" table:number-columns-repeated="1536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AB</text:p>
          </table:table-cell>
          <table:table-cell office:value-type="string" calcext:value-type="string">
            <text:p>IN</text:p>
          </table:table-cell>
          <table:table-cell table:style-name="Default"/>
          <table:table-cell table:style-name="ce50" table:number-columns-repeated="1020"/>
          <table:table-cell table:style-name="ce24" table:number-columns-repeated="1536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AB</text:p>
          </table:table-cell>
          <table:table-cell office:value-type="string" calcext:value-type="string">
            <text:p>IN</text:p>
          </table:table-cell>
          <table:table-cell table:number-columns-repeated="1021"/>
          <table:table-cell table:style-name="ce24" table:number-columns-repeated="1536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5" table:number-columns-repeated="1536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25" table:number-columns-repeated="1536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46" table:number-columns-repeated="1536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54" table:number-columns-repeated="1536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50" table:number-columns-repeated="1536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46" table:number-columns-repeated="1536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BIDIR</text:p>
          </table:table-cell>
          <table:table-cell table:style-name="Default"/>
          <table:table-cell table:style-name="ce24" table:number-columns-repeated="1020"/>
          <table:table-cell table:style-name="ce46" table:number-columns-repeated="1536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46" table:number-columns-repeated="1536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54" table:number-columns-repeated="1536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48" table:number-columns-repeated="1536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50" table:number-columns-repeated="1536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48" table:number-columns-repeated="1536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46" table:number-columns-repeated="1536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32" table:number-columns-repeated="1536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35" table:number-columns-repeated="1536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5" table:number-columns-repeated="1020"/>
          <table:table-cell table:style-name="ce35" table:number-columns-repeated="1536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35" table:number-columns-repeated="1536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35" table:number-columns-repeated="1536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50" table:number-columns-repeated="1020"/>
          <table:table-cell table:style-name="ce32" table:number-columns-repeated="1536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35" table:number-columns-repeated="1536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/>
          <table:table-cell office:value-type="string" calcext:value-type="string">
            <text:p>IN</text:p>
          </table:table-cell>
          <table:table-cell table:style-name="Default"/>
          <table:table-cell table:style-name="ce46" table:number-columns-repeated="1020"/>
          <table:table-cell table:style-name="ce35" table:number-columns-repeated="1536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35" table:number-columns-repeated="1536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35" table:number-columns-repeated="1536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26" table:number-columns-repeated="1536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26" table:number-columns-repeated="1536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54" table:number-columns-repeated="1536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32" table:number-columns-repeated="1536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6" table:number-columns-repeated="1536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26" table:number-columns-repeated="1536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50" table:number-columns-repeated="1020"/>
          <table:table-cell table:style-name="ce32" table:number-columns-repeated="1536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8" table:number-columns-repeated="1020"/>
          <table:table-cell table:style-name="ce32" table:number-columns-repeated="1536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6" table:number-columns-repeated="1020"/>
          <table:table-cell table:style-name="ce32" table:number-columns-repeated="153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48" table:number-columns-repeated="1020"/>
          <table:table-cell table:style-name="ce32" table:number-columns-repeated="1536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32" table:number-columns-repeated="1536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54" table:number-columns-repeated="1536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5" table:number-columns-repeated="1020"/>
          <table:table-cell table:style-name="ce32" table:number-columns-repeated="1536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6" table:number-columns-repeated="1020"/>
          <table:table-cell table:style-name="ce32" table:number-columns-repeated="1536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6" table:number-columns-repeated="1020"/>
          <table:table-cell table:style-name="ce32" table:number-columns-repeated="1536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26" table:number-columns-repeated="1020"/>
          <table:table-cell table:style-name="ce32" table:number-columns-repeated="1536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32" table:number-columns-repeated="1536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32" table:number-columns-repeated="1536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4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/>
          <table:table-cell office:value-type="string" calcext:value-type="string">
            <text:p>OUT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/>
          <table:table-cell office:value-type="string" calcext:value-type="string">
            <text:p>BIDIR</text:p>
          </table:table-cell>
          <table:table-cell table:style-name="Default"/>
          <table:table-cell table:style-name="ce32" table:number-columns-repeated="1020"/>
          <table:table-cell table:style-name="ce54" table:number-columns-repeated="1536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 table:number-rows-repeated="1048413">
          <table:table-cell table:number-columns-repeated="1024"/>
          <table:table-cell table:style-name="ce54" table:number-columns-repeated="15360"/>
        </table:table-row>
        <table:table-row table:style-name="ro1">
          <table:table-cell table:number-columns-repeated="1024"/>
          <table:table-cell table:style-name="ce54" table:number-columns-repeated="15360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5:20:49.90854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7.2$Windows_X86_64 LibreOffice_project/5cbfd1ab6520636bb5f7b99185aa69bd7456825d</meta:generator>
    <dc:date>2026-03-26T07:40:14.054575300</dc:date>
    <meta:editing-duration>P13DT1H17M32S</meta:editing-duration>
    <meta:editing-cycles>75</meta:editing-cycles>
    <meta:document-statistic meta:table-count="3" meta:cell-count="366" meta:object-count="0"/>
  </office:meta>
</office:document-meta>
</file>